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.mockConstruction( Class &lt; T &gt; classToMock , Function &lt; MockedConstruction . Context , MockSettings &gt; mockSettingsFactory , MockedConstruction . MockInitializer &lt; T &gt; mock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validateMockito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atLeast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times( int wantedNumberOf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atLeast( int minNumberOf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( T ... re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with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Construction( Class &lt; T &gt; classToMock , MockedConstruction . MockInitializer &lt; T &gt; mock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( Class &lt; T &gt; classToMock , Answer default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( @ SuppressWarnings ( "rawtypes" ) Answer defaultAnswer , T ... re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( String name , T ... re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Construction( Class &lt; T &gt; classToMock , MockSettings mockSettings , MockedConstruction . MockInitializer &lt; T &gt; mock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( Class &lt; T &gt; class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when( T methodC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Construction( Class &lt; T &gt; classToMock , Function &lt; MockedConstruction . Context , MockSettings &gt; mockSettings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spy( 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to.verifyNoInteractions( Object ...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Static( Class &lt; T &gt; class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getClassOf( 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doReturn( Object toBeRetur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Static( Class &lt; T &gt; classToMock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frame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( MockSettings settings , T ... reifi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to.doCallRe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timeout( long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doThrow( Class &lt; ? extends Throwable &gt; toBeThr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atMost( int maxNumberOf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clearInvocations( T ...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ignoreStubs( Object ...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doAnswer( Answer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doThrow( Class &lt; ? extends Throwable &gt; toBeThrown , Class &lt; ? extends Throwable &gt; ... toBeThrown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spy( Class &lt; T &gt; classToS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.reset( T ...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ingDetails( Object toIn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ConstructionWithAnswer( Class &lt; T &gt; classToMock , Answer defaultAnswer , Answer ... additionalAnsw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ckito.doThrow( Throwable ... toBeThr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clearAll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Static( Class &lt; T &gt; classToMock , MockSettings mock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atMost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verify( 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verifyNoMoreInteractions( Object ...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calls( int wantedNumberOf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Static( Class &lt; T &gt; classToMock , Answer default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Construction( Class &lt; T &gt; class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Construction( Class &lt; T &gt; classToMock , MockSettings mock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( Class &lt; T &gt; classToMock , MockSettings mock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ito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verify( T mock , Verification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do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spy( T ... re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to.inOrder( Object ...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doReturn( Object toBeReturned , Object ... toBeReturned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mock( Class &lt; T &gt; classToMock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.after( long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